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text-underline-style="solid" style:text-underline-width="auto" style:text-underline-color="font-color" officeooo:rsid="000bedb5" officeooo:paragraph-rsid="000bedb5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yse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1:34:28.359632327</meta:creation-date>
    <dc:date>2022-11-30T11:35:05.523442235</dc:date>
    <meta:editing-duration>PT36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" meta:word-count="1" meta:character-count="7" meta:non-whitespace-character-count="7"/>
  </office:meta>
</office:document-meta>
</file>